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Nuclear energy is often called a clean energy source because it does not produce pollution during operation. This means that it does not produce gases that cause climate change, like carbon dioxide (CO2) and methane. However, building nuclear power stations is not the only way to provide clean energy, and there are both good and bad things to consider.</text:p>
      <text:p text:style-name="Text_20_body">One good thing about nuclear energy is that it can help reduce the amount of CO2 in the air. CO2 is a gas that is produced when we burn fossil fuels, like coal and oil. According to the International Atomic Energy Agency, replacing fossil fuel-based electricity with nuclear energy could reduce CO2 emissions by up to 70%. Nuclear power plants also work well for a long time and produce a lot of electricity. This makes them a reliable source of energy compared to some renewable sources, which may not always work.</text:p>
      <text:p text:style-name="Text_20_body">There are also some disadvantages to nuclear energy. One big problem is nuclear waste. Nuclear power plants produce radioactive waste that must be stored for many years. There is no safe way to get rid of this waste yet, and it can be expensive to manage. Another concern is safety. While nuclear power plants are not likely to have accidents, they can be very serious if they do happen. The accidents at Chernobyl and Fukushima are examples of this. Finally, building nuclear power plants can be very expensive. The International Energy Agency estimates that the cost of building a nuclear power plant can be up to three times more than the cost of building a renewable energy project.</text:p>
      <text:p text:style-name="Text_20_body">In conclusion, while nuclear energy has some benefits as a clean energy source, it also has drawbacks. Building nuclear power stations may be one way to provide clean energy, but it is important to consider the costs and risks. There may be other options that are more affordable and safer, such as investing in renewable energy sources or improving energy efficiency.</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28T16:12:57.856000000</meta:creation-date>
    <meta:editing-duration>PT19M20S</meta:editing-duration>
    <meta:editing-cycles>2</meta:editing-cycles>
    <meta:generator>LibreOffice/7.3.3.2$Windows_X86_64 LibreOffice_project/d1d0ea68f081ee2800a922cac8f79445e4603348</meta:generator>
    <dc:date>2022-12-28T16:50:58.963000000</dc:date>
    <meta:document-statistic meta:table-count="0" meta:image-count="0" meta:object-count="0" meta:page-count="1" meta:paragraph-count="4" meta:word-count="329" meta:character-count="1923" meta:non-whitespace-character-count="1598"/>
  </office:meta>
</office:document-meta>
</file>